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3.683cm"/>
    </style:style>
    <style:style style:name="co3" style:family="table-column">
      <style:table-column-properties fo:break-before="auto" style:column-width="1.91cm"/>
    </style:style>
    <style:style style:name="ro1" style:family="table-row">
      <style:table-row-properties style:row-height="2.27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d8c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d8ce"/>
    </style:style>
    <style:style style:name="ce5" style:family="table-cell" style:parent-style-name="Default">
      <style:table-cell-properties fo:background-color="#ffa6a6" fo:wrap-option="wrap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8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4"/>
        <table:table-column table:style-name="co3" table:number-columns-repeated="2" table:default-cell-style-name="ce6"/>
        <table:table-column table:style-name="co3" table:default-cell-style-name="ce7"/>
        <table:table-column table:style-name="co3" table:default-cell-style-name="Default"/>
        <table:table-column table:style-name="co3" table:number-columns-repeated="16376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2" office:value-type="string" calcext:value-type="string" table:number-columns-spanned="2" table:number-rows-spanned="1">
            <text:p>ID</text:p>
          </table:table-cell>
          <table:covered-table-cell office:value-type="string" calcext:value-type="string">
            <text:p>0</text:p>
          </table:covered-table-cell>
          <table:table-cell table:style-name="ce5" office:value-type="string" calcext:value-type="string" table:number-columns-spanned="2" table:number-rows-spanned="1">
            <text:p>конец зависимых процессов</text:p>
          </table:table-cell>
          <table:covered-table-cell table:style-name="ce5"/>
          <table:table-cell office:value-type="string" calcext:value-type="string">
            <text:p>конец</text:p>
          </table:table-cell>
          <table:table-cell table:style-name="ce8" table:formula="of:=COUNTIF([.G2:.G26];&quot;&lt;=16&quot;)" office:value-type="float" office:value="13" calcext:value-type="float">
            <text:p>13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VLOOKUP([.C2];[.$A:.$G];7;0)" office:value-type="float" office:value="0" calcext:value-type="float">
            <text:p>0</text:p>
          </table:table-cell>
          <table:table-cell table:formula="of:=VLOOKUP([.D2];[.$A:.$G];7;0)" office:value-type="float" office:value="0" calcext:value-type="float">
            <text:p>0</text:p>
          </table:table-cell>
          <table:table-cell table:formula="of:=MAX([.E2:.F2])+[.B2]" office:value-type="float" office:value="6" calcext:value-type="float">
            <text:p>6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formula="of:=VLOOKUP([.C3];[.$A:.$G];7;0)" office:value-type="float" office:value="6" calcext:value-type="float">
            <text:p>6</text:p>
          </table:table-cell>
          <table:table-cell table:formula="of:=VLOOKUP([.D3];[.$A:.$G];7;0)" office:value-type="float" office:value="4" calcext:value-type="float">
            <text:p>4</text:p>
          </table:table-cell>
          <table:table-cell table:formula="of:=MAX([.E3:.F3])+[.B3]" office:value-type="float" office:value="7" calcext:value-type="float">
            <text:p>7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</text:p>
          </table:table-cell>
          <table:table-cell table:formula="of:=VLOOKUP([.C4];[.$A:.$G];7;0)" office:value-type="float" office:value="8" calcext:value-type="float">
            <text:p>8</text:p>
          </table:table-cell>
          <table:table-cell table:formula="of:=VLOOKUP([.D4];[.$A:.$G];7;0)" office:value-type="float" office:value="0" calcext:value-type="float">
            <text:p>0</text:p>
          </table:table-cell>
          <table:table-cell table:formula="of:=MAX([.E4:.F4])+[.B4]" office:value-type="float" office:value="9" calcext:value-type="float">
            <text:p>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table:formula="of:=VLOOKUP([.C5];[.$A:.$G];7;0)" office:value-type="float" office:value="15" calcext:value-type="float">
            <text:p>15</text:p>
          </table:table-cell>
          <table:table-cell table:formula="of:=VLOOKUP([.D5];[.$A:.$G];7;0)" office:value-type="float" office:value="16" calcext:value-type="float">
            <text:p>16</text:p>
          </table:table-cell>
          <table:table-cell table:formula="of:=MAX([.E5:.F5])+[.B5]" office:value-type="float" office:value="19" calcext:value-type="float">
            <text:p>1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</text:p>
          </table:table-cell>
          <table:table-cell table:formula="of:=VLOOKUP([.C6];[.$A:.$G];7;0)" office:value-type="float" office:value="7" calcext:value-type="float">
            <text:p>7</text:p>
          </table:table-cell>
          <table:table-cell table:formula="of:=VLOOKUP([.D6];[.$A:.$G];7;0)" office:value-type="float" office:value="0" calcext:value-type="float">
            <text:p>0</text:p>
          </table:table-cell>
          <table:table-cell table:formula="of:=MAX([.E6:.F6])+[.B6]" office:value-type="float" office:value="11" calcext:value-type="float">
            <text:p>1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VLOOKUP([.C7];[.$A:.$G];7;0)" office:value-type="float" office:value="0" calcext:value-type="float">
            <text:p>0</text:p>
          </table:table-cell>
          <table:table-cell table:formula="of:=VLOOKUP([.D7];[.$A:.$G];7;0)" office:value-type="float" office:value="0" calcext:value-type="float">
            <text:p>0</text:p>
          </table:table-cell>
          <table:table-cell table:formula="of:=MAX([.E7:.F7])+[.B7]" office:value-type="float" office:value="6" calcext:value-type="float">
            <text:p>6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formula="of:=VLOOKUP([.C8];[.$A:.$G];7;0)" office:value-type="float" office:value="10" calcext:value-type="float">
            <text:p>10</text:p>
          </table:table-cell>
          <table:table-cell table:formula="of:=VLOOKUP([.D8];[.$A:.$G];7;0)" office:value-type="float" office:value="12" calcext:value-type="float">
            <text:p>12</text:p>
          </table:table-cell>
          <table:table-cell table:formula="of:=MAX([.E8:.F8])+[.B8]" office:value-type="float" office:value="17" calcext:value-type="float">
            <text:p>17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</text:p>
          </table:table-cell>
          <table:table-cell table:formula="of:=VLOOKUP([.C9];[.$A:.$G];7;0)" office:value-type="float" office:value="11" calcext:value-type="float">
            <text:p>11</text:p>
          </table:table-cell>
          <table:table-cell table:formula="of:=VLOOKUP([.D9];[.$A:.$G];7;0)" office:value-type="float" office:value="0" calcext:value-type="float">
            <text:p>0</text:p>
          </table:table-cell>
          <table:table-cell table:formula="of:=MAX([.E9:.F9])+[.B9]" office:value-type="float" office:value="17" calcext:value-type="float">
            <text:p>17</text:p>
          </table:table-cell>
          <table:table-cell table:style-name="ce9"/>
          <table:table-cell table:style-name="Default" table:number-columns-repeated="1637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formula="of:=VLOOKUP([.C10];[.$A:.$G];7;0)" office:value-type="float" office:value="4" calcext:value-type="float">
            <text:p>4</text:p>
          </table:table-cell>
          <table:table-cell table:formula="of:=VLOOKUP([.D10];[.$A:.$G];7;0)" office:value-type="float" office:value="13" calcext:value-type="float">
            <text:p>13</text:p>
          </table:table-cell>
          <table:table-cell table:formula="of:=MAX([.E10:.F10])+[.B10]" office:value-type="float" office:value="15" calcext:value-type="float">
            <text:p>1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VLOOKUP([.C11];[.$A:.$G];7;0)" office:value-type="float" office:value="0" calcext:value-type="float">
            <text:p>0</text:p>
          </table:table-cell>
          <table:table-cell table:formula="of:=VLOOKUP([.D11];[.$A:.$G];7;0)" office:value-type="float" office:value="0" calcext:value-type="float">
            <text:p>0</text:p>
          </table:table-cell>
          <table:table-cell table:formula="of:=MAX([.E11:.F11])+[.B11]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table:formula="of:=VLOOKUP([.C12];[.$A:.$G];7;0)" office:value-type="float" office:value="17" calcext:value-type="float">
            <text:p>17</text:p>
          </table:table-cell>
          <table:table-cell table:formula="of:=VLOOKUP([.D12];[.$A:.$G];7;0)" office:value-type="float" office:value="6" calcext:value-type="float">
            <text:p>6</text:p>
          </table:table-cell>
          <table:table-cell table:formula="of:=MAX([.E12:.F12])+[.B12]" office:value-type="float" office:value="19" calcext:value-type="float">
            <text:p>1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VLOOKUP([.C13];[.$A:.$G];7;0)" office:value-type="float" office:value="13" calcext:value-type="float">
            <text:p>13</text:p>
          </table:table-cell>
          <table:table-cell table:formula="of:=VLOOKUP([.D13];[.$A:.$G];7;0)" office:value-type="float" office:value="12" calcext:value-type="float">
            <text:p>12</text:p>
          </table:table-cell>
          <table:table-cell table:formula="of:=MAX([.E13:.F13])+[.B13]" office:value-type="float" office:value="19" calcext:value-type="float">
            <text:p>1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</text:p>
          </table:table-cell>
          <table:table-cell table:formula="of:=VLOOKUP([.C14];[.$A:.$G];7;0)" office:value-type="float" office:value="6" calcext:value-type="float">
            <text:p>6</text:p>
          </table:table-cell>
          <table:table-cell table:formula="of:=VLOOKUP([.D14];[.$A:.$G];7;0)" office:value-type="float" office:value="0" calcext:value-type="float">
            <text:p>0</text:p>
          </table:table-cell>
          <table:table-cell table:formula="of:=MAX([.E14:.F14])+[.B14]" office:value-type="float" office:value="11" calcext:value-type="float">
            <text:p>1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table:formula="of:=VLOOKUP([.C15];[.$A:.$G];7;0)" office:value-type="float" office:value="16" calcext:value-type="float">
            <text:p>16</text:p>
          </table:table-cell>
          <table:table-cell table:formula="of:=VLOOKUP([.D15];[.$A:.$G];7;0)" office:value-type="float" office:value="11" calcext:value-type="float">
            <text:p>11</text:p>
          </table:table-cell>
          <table:table-cell table:formula="of:=MAX([.E15:.F15])+[.B15]" office:value-type="float" office:value="21" calcext:value-type="float">
            <text:p>2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</text:p>
          </table:table-cell>
          <table:table-cell table:formula="of:=VLOOKUP([.C16];[.$A:.$G];7;0)" office:value-type="float" office:value="6" calcext:value-type="float">
            <text:p>6</text:p>
          </table:table-cell>
          <table:table-cell table:formula="of:=VLOOKUP([.D16];[.$A:.$G];7;0)" office:value-type="float" office:value="0" calcext:value-type="float">
            <text:p>0</text:p>
          </table:table-cell>
          <table:table-cell table:formula="of:=MAX([.E16:.F16])+[.B16]" office:value-type="float" office:value="10" calcext:value-type="float">
            <text:p>10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</text:p>
          </table:table-cell>
          <table:table-cell table:formula="of:=VLOOKUP([.C17];[.$A:.$G];7;0)" office:value-type="float" office:value="10" calcext:value-type="float">
            <text:p>10</text:p>
          </table:table-cell>
          <table:table-cell table:formula="of:=VLOOKUP([.D17];[.$A:.$G];7;0)" office:value-type="float" office:value="0" calcext:value-type="float">
            <text:p>0</text:p>
          </table:table-cell>
          <table:table-cell table:formula="of:=MAX([.E17:.F17])+[.B17]" office:value-type="float" office:value="13" calcext:value-type="float">
            <text:p>1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table:formula="of:=VLOOKUP([.C18];[.$A:.$G];7;0)" office:value-type="float" office:value="16" calcext:value-type="float">
            <text:p>16</text:p>
          </table:table-cell>
          <table:table-cell table:formula="of:=VLOOKUP([.D18];[.$A:.$G];7;0)" office:value-type="float" office:value="6" calcext:value-type="float">
            <text:p>6</text:p>
          </table:table-cell>
          <table:table-cell table:formula="of:=MAX([.E18:.F18])+[.B18]" office:value-type="float" office:value="20" calcext:value-type="float">
            <text:p>20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</text:p>
          </table:table-cell>
          <table:table-cell table:formula="of:=VLOOKUP([.C19];[.$A:.$G];7;0)" office:value-type="float" office:value="19" calcext:value-type="float">
            <text:p>19</text:p>
          </table:table-cell>
          <table:table-cell table:formula="of:=VLOOKUP([.D19];[.$A:.$G];7;0)" office:value-type="float" office:value="0" calcext:value-type="float">
            <text:p>0</text:p>
          </table:table-cell>
          <table:table-cell table:formula="of:=MAX([.E19:.F19])+[.B19]" office:value-type="float" office:value="22" calcext:value-type="float">
            <text:p>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formula="of:=VLOOKUP([.C20];[.$A:.$G];7;0)" office:value-type="float" office:value="6" calcext:value-type="float">
            <text:p>6</text:p>
          </table:table-cell>
          <table:table-cell table:formula="of:=VLOOKUP([.D20];[.$A:.$G];7;0)" office:value-type="float" office:value="6" calcext:value-type="float">
            <text:p>6</text:p>
          </table:table-cell>
          <table:table-cell table:formula="of:=MAX([.E20:.F20])+[.B20]" office:value-type="float" office:value="12" calcext:value-type="float">
            <text:p>1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table:formula="of:=VLOOKUP([.C21];[.$A:.$G];7;0)" office:value-type="float" office:value="16" calcext:value-type="float">
            <text:p>16</text:p>
          </table:table-cell>
          <table:table-cell table:formula="of:=VLOOKUP([.D21];[.$A:.$G];7;0)" office:value-type="float" office:value="19" calcext:value-type="float">
            <text:p>19</text:p>
          </table:table-cell>
          <table:table-cell table:formula="of:=MAX([.E21:.F21])+[.B21]" office:value-type="float" office:value="23" calcext:value-type="float">
            <text:p>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table:formula="of:=VLOOKUP([.C22];[.$A:.$G];7;0)" office:value-type="float" office:value="16" calcext:value-type="float">
            <text:p>16</text:p>
          </table:table-cell>
          <table:table-cell table:formula="of:=VLOOKUP([.D22];[.$A:.$G];7;0)" office:value-type="float" office:value="17" calcext:value-type="float">
            <text:p>17</text:p>
          </table:table-cell>
          <table:table-cell table:formula="of:=MAX([.E22:.F22])+[.B22]" office:value-type="float" office:value="22" calcext:value-type="float">
            <text:p>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</text:p>
          </table:table-cell>
          <table:table-cell table:formula="of:=VLOOKUP([.C23];[.$A:.$G];7;0)" office:value-type="float" office:value="6" calcext:value-type="float">
            <text:p>6</text:p>
          </table:table-cell>
          <table:table-cell table:formula="of:=VLOOKUP([.D23];[.$A:.$G];7;0)" office:value-type="float" office:value="0" calcext:value-type="float">
            <text:p>0</text:p>
          </table:table-cell>
          <table:table-cell table:formula="of:=MAX([.E23:.F23])+[.B23]" office:value-type="float" office:value="8" calcext:value-type="float">
            <text:p>8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</text:p>
          </table:table-cell>
          <table:table-cell table:formula="of:=VLOOKUP([.C24];[.$A:.$G];7;0)" office:value-type="float" office:value="13" calcext:value-type="float">
            <text:p>13</text:p>
          </table:table-cell>
          <table:table-cell table:formula="of:=VLOOKUP([.D24];[.$A:.$G];7;0)" office:value-type="float" office:value="0" calcext:value-type="float">
            <text:p>0</text:p>
          </table:table-cell>
          <table:table-cell table:formula="of:=MAX([.E24:.F24])+[.B24]" office:value-type="float" office:value="19" calcext:value-type="float">
            <text:p>1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</text:p>
          </table:table-cell>
          <table:table-cell table:formula="of:=VLOOKUP([.C25];[.$A:.$G];7;0)" office:value-type="float" office:value="15" calcext:value-type="float">
            <text:p>15</text:p>
          </table:table-cell>
          <table:table-cell table:formula="of:=VLOOKUP([.D25];[.$A:.$G];7;0)" office:value-type="float" office:value="0" calcext:value-type="float">
            <text:p>0</text:p>
          </table:table-cell>
          <table:table-cell table:formula="of:=MAX([.E25:.F25])+[.B25]" office:value-type="float" office:value="16" calcext:value-type="float">
            <text:p>16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</text:p>
          </table:table-cell>
          <table:table-cell table:formula="of:=VLOOKUP([.C26];[.$A:.$G];7;0)" office:value-type="float" office:value="19" calcext:value-type="float">
            <text:p>19</text:p>
          </table:table-cell>
          <table:table-cell table:formula="of:=VLOOKUP([.D26];[.$A:.$G];7;0)" office:value-type="float" office:value="0" calcext:value-type="float">
            <text:p>0</text:p>
          </table:table-cell>
          <table:table-cell table:formula="of:=MAX([.E26:.F26])+[.B26]" office:value-type="float" office:value="20" calcext:value-type="float">
            <text:p>20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16376"/>
        </table:table-row>
        <table:named-expressions>
          <table:named-range table:name="z22_125" table:base-cell-address="$Лист1.$A$1" table:cell-range-address="$Лист1.$A$2:.$C$2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5-02-12T15:09:28</meta:creation-date>
    <dc:date>2025-10-19T17:06:56.094888810</dc:date>
    <meta:generator>LibreOffice/25.8.1.1$Linux_X86_64 LibreOffice_project/6493efb0486b5ef4a09f10f25df428a1c89b13aa</meta:generator>
    <meta:editing-duration>PT25M33S</meta:editing-duration>
    <meta:editing-cycles>1</meta:editing-cycles>
    <meta:document-statistic meta:table-count="1" meta:cell-count="184" meta:object-count="0"/>
    <meta:user-defined meta:name="AppVersion">12.0000</meta:user-defined>
    <meta:user-defined meta:name="Company">FIPI</meta:user-defined>
  </office:meta>
</office:document-meta>
</file>